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18" style:family="paragraph" style:parent-style-name="MainHeading">
      <style:paragraph-properties fo:margin-top="0in" fo:margin-bottom="0.1in" loext:contextual-spacing="false" fo:break-before="page"/>
    </style:style>
    <style:style style:name="P19"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0" style:family="paragraph" style:parent-style-name="Text_20_body" style:master-page-name="">
      <style:paragraph-properties fo:margin-top="0in" fo:margin-bottom="0in" loext:contextual-spacing="false" style:page-number="auto"/>
      <style:text-properties style:font-name="Century Gothic1"/>
    </style:style>
    <style:style style:name="P21"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2"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4"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5" style:family="paragraph" style:parent-style-name="SubHeading">
      <style:text-properties officeooo:rsid="00294855" officeooo:paragraph-rsid="00294855"/>
    </style:style>
    <style:style style:name="P26" style:family="paragraph" style:parent-style-name="SubHeading">
      <style:text-properties officeooo:rsid="00294855" officeooo:paragraph-rsid="00350ea7"/>
    </style:style>
    <style:style style:name="P27" style:family="paragraph" style:parent-style-name="SubHeading">
      <style:text-properties officeooo:rsid="00294855" officeooo:paragraph-rsid="0037493d"/>
    </style:style>
    <style:style style:name="P28" style:family="paragraph" style:parent-style-name="SubHeading">
      <style:text-properties officeooo:rsid="0037493d" officeooo:paragraph-rsid="003e84b7"/>
    </style:style>
    <style:style style:name="P29" style:family="paragraph" style:parent-style-name="SubHeading">
      <style:text-properties officeooo:rsid="00418538" officeooo:paragraph-rsid="00418538"/>
    </style:style>
    <style:style style:name="P30" style:family="paragraph" style:parent-style-name="Text_20_body">
      <style:text-properties officeooo:rsid="002f5c1c" officeooo:paragraph-rsid="0031434f"/>
    </style:style>
    <style:style style:name="P31" style:family="paragraph" style:parent-style-name="Text_20_body">
      <style:text-properties officeooo:rsid="0031434f" officeooo:paragraph-rsid="0031434f"/>
    </style:style>
    <style:style style:name="P32" style:family="paragraph" style:parent-style-name="Text_20_body">
      <style:text-properties officeooo:paragraph-rsid="00401a38"/>
    </style:style>
    <style:style style:name="P33"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34"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35" style:family="paragraph" style:parent-style-name="SubHeading">
      <style:text-properties officeooo:rsid="00461573" officeooo:paragraph-rsid="00461573"/>
    </style:style>
    <style:style style:name="P36" style:family="paragraph" style:parent-style-name="Text_20_body">
      <style:paragraph-properties fo:margin-top="0in" fo:margin-bottom="0.1in" loext:contextual-spacing="false" fo:text-align="justify" style:justify-single-word="false"/>
      <style:text-properties officeooo:paragraph-rsid="003e84b7"/>
    </style:style>
    <style:style style:name="P37"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38"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39"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40" style:family="paragraph" style:parent-style-name="Text_20_body">
      <style:text-properties fo:font-weight="bold" officeooo:rsid="00461573" officeooo:paragraph-rsid="00461573" style:font-weight-asian="bold" style:font-weight-complex="bold"/>
    </style:style>
    <style:style style:name="P41" style:family="paragraph" style:parent-style-name="Text_20_body">
      <style:text-properties fo:font-weight="bold" officeooo:rsid="0046d347" officeooo:paragraph-rsid="0046d347" style:font-weight-asian="bold" style:font-weight-complex="bold"/>
    </style:style>
    <style:style style:name="P42" style:family="paragraph" style:parent-style-name="Text_20_body">
      <style:text-properties fo:font-weight="bold" officeooo:rsid="004913b1" officeooo:paragraph-rsid="004913b1" style:font-weight-asian="bold" style:font-weight-complex="bold"/>
    </style:style>
    <style:style style:name="P43" style:family="paragraph" style:parent-style-name="Text_20_body">
      <style:text-properties officeooo:rsid="004913b1" officeooo:paragraph-rsid="004913b1"/>
    </style:style>
    <style:style style:name="P44" style:family="paragraph" style:parent-style-name="Text_20_body">
      <style:text-properties fo:font-weight="normal" officeooo:rsid="004913b1" officeooo:paragraph-rsid="004913b1" style:font-weight-asian="normal" style:font-weight-complex="normal"/>
    </style:style>
    <style:style style:name="P45" style:family="paragraph" style:parent-style-name="Text_20_body">
      <style:text-properties fo:font-weight="normal" officeooo:rsid="004a9a1b" officeooo:paragraph-rsid="004a9a1b" style:font-weight-asian="normal" style:font-weight-complex="normal"/>
    </style:style>
    <style:style style:name="P46" style:family="paragraph" style:parent-style-name="Text_20_body">
      <style:text-properties fo:font-weight="normal" officeooo:rsid="004ca51e" officeooo:paragraph-rsid="004ca51e" style:font-weight-asian="normal" style:font-weight-complex="normal"/>
    </style:style>
    <style:style style:name="P47" style:family="paragraph" style:parent-style-name="Text_20_body">
      <style:text-properties fo:font-weight="normal" officeooo:rsid="004de5c1" officeooo:paragraph-rsid="004de5c1" style:font-weight-asian="normal" style:font-weight-complex="normal"/>
    </style:style>
    <style:style style:name="P48"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49"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ae58" officeooo:paragraph-rsid="0044ae58" fo:background-color="transparent" style:font-size-asian="10pt" style:font-weight-asian="bold" style:font-size-complex="10pt" style:font-weight-complex="bold"/>
    </style:style>
    <style:style style:name="P50"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1"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fo:font-weight="normal" officeooo:rsid="004457bc" style:font-weight-asian="normal" style:font-weight-complex="normal"/>
    </style:style>
    <style:style style:name="T14" style:family="text">
      <style:text-properties fo:font-weight="normal" officeooo:rsid="0044ae58" style:font-weight-asian="normal" style:font-weight-complex="normal"/>
    </style:style>
    <style:style style:name="T15" style:family="text">
      <style:text-properties officeooo:rsid="003b0008"/>
    </style:style>
    <style:style style:name="T16" style:family="text">
      <style:text-properties officeooo:rsid="00418538"/>
    </style:style>
    <style:style style:name="T17" style:family="text">
      <style:text-properties officeooo:rsid="00444e8e"/>
    </style:style>
    <style:style style:name="T18" style:family="text">
      <style:text-properties style:font-name="Soutane4" fo:font-size="10pt" officeooo:rsid="003e84b7" fo:background-color="transparent" loext:char-shading-value="0" style:font-size-asian="10pt" style:font-size-complex="10pt"/>
    </style:style>
    <style:style style:name="T19" style:family="text">
      <style:text-properties style:font-name="Soutane4" fo:font-size="10pt" officeooo:rsid="00401a38" fo:background-color="transparent" loext:char-shading-value="0" style:font-size-asian="10pt" style:font-size-complex="10pt"/>
    </style:style>
    <style:style style:name="T20" style:family="text">
      <style:text-properties style:font-name="Soutane4" fo:font-size="10pt" officeooo:rsid="00444e8e" fo:background-color="transparent" loext:char-shading-value="0" style:font-size-asian="10pt" style:font-size-complex="10pt"/>
    </style:style>
    <style:style style:name="T21" style:family="text">
      <style:text-properties style:text-position="super 58%"/>
    </style:style>
    <style:style style:name="T22" style:family="text">
      <style:text-properties style:text-position="0% 100%"/>
    </style:style>
    <style:style style:name="T23" style:family="text">
      <style:text-properties officeooo:rsid="004ca51e"/>
    </style:style>
    <style:style style:name="T24" style:family="text">
      <style:text-properties officeooo:rsid="004fc71e"/>
    </style:style>
    <style:style style:name="T25" style:family="text">
      <style:text-properties officeooo:rsid="00516a8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9">Release <text:span text:style-name="T2">1</text:span></text:p>
              <text:p text:style-name="P21">Copyright © <text:span text:style-name="T2">2018</text:span> <text:span text:style-name="T4">Thorin Schmidt</text:span></text:p>
              <text:p text:style-name="P23">(Other credits here)</text:p>
              <text:p text:style-name="P22">All Rights Reserved</text:p>
              <text:p text:style-name="P22">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4">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don’t read anything else into it. So, let’s get started.</text:span></text:p>
      <text:section text:style-name="Sect1" text:name="Section2">
        <text:p text:style-name="P25">CHOOSE YOUR LEVEL (OF COMPLEXITY)</text:p>
        <text:p text:style-name="P30">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1">The following sections will take you though the different stages. <text:s/>We’ll start with a simple theology, move to more complex ones, then finish with a section of “add-ons”; ideas to flesh out your basic thoughts with a few juicy details.</text:p>
        <text:p text:style-name="P26">ONE FOR ALL</text:p>
        <text:p text:style-name="P15">This is, of course, the simplest and easiest of theologies. <text:s/>Your world has <text:span text:style-name="T8">just one god. Probably he or she is the creator of the world. <text:s/>Every cleric somehow worships this one god. </text:span></text:p>
        <text:p text:style-name="P17">Of course, this means that good and evil clerics get their spells from the same source. <text:s/>You should give some thought to why this is.</text:p>
        <text:p text:style-name="P16">It could be that your god<text:span text:style-name="T17">dess</text:span> is somewhat aloof, having made the world, they are content to simply let things play out. <text:s/>If a cleric is devoted enough to be granted divine power, they are free to do with it what they see fit.</text:p>
        <text:p text:style-name="P16">Otherwise, perhaps the Nemesis add-on (detailed later) might be of use for enemy clerics. </text:p>
        <text:p text:style-name="P34"><text:span text:style-name="T9">Sample Deity: </text:span><text:span text:style-name="T11">Jowenna, Mother of ALL</text:span></text:p>
        <text:p text:style-name="P33"><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28">ALL HAVE ONE</text:p>
        <text:p text:style-name="P32">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2"><text:soft-page-break/>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7">FORCES OF NATURE</text:p>
        <text:p text:style-name="P36"><text:span text:style-name="T18">In this version, each of the gods is a force of nature personified. </text:span><text:span text:style-name="T19">The thing that appeals here is if you like a rich tapestry of gods. This can be great for G</text:span><text:span text:style-name="T20">M</text:span><text:span text:style-name="T19">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4">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29">FORCES OF MAN</text:p>
        <text:p text:style-name="P37">This type of theology is similar to the “forces of nature” in that the gods are personifications. In this case though, they are personifications of <text:span text:style-name="T17">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0"><text:span text:style-name="T9">Sample Deity: </text:span><text:span text:style-name="T13">Shandala, Patron of Knowledge</text:span></text:p>
        <text:p text:style-name="P48"><text:span text:style-name="T12">S</text:span><text:span text:style-name="T10">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0"><text:span text:style-name="T9">Sample Deity: </text:span><text:span text:style-name="T11">Ilan</text:span><text:span text:style-name="T13">, goddess of Science</text:span></text:p>
        <text:p text:style-name="P48"><text:span text:style-name="T10">Ilan is the Patron of pure scientific progress </text:span><text:span text:style-name="T14">c</text:span><text:span text:style-name="T10">ompletely separate from Magic of any form. Some of the more radical of Ilan’s followers eschew any form of magic, even going so far as to destroy items of magic and persecute user</text:span><text:span text:style-name="T14">s</text:span><text:span text:style-name="T10"> of magic. </text:span><text:span text:style-name="T14">Ilan herself does not condone these actions, she simply has no use for magic, or her twin, who she views as “taking shortcuts”.</text:span></text:p>
        <text:p text:style-name="P50"><text:span text:style-name="T9">Sample Deity: </text:span><text:span text:style-name="T11">Olan</text:span><text:span text:style-name="T13">, god of Magic</text:span></text:p>
        <text:p text:style-name="P49"><text:span text:style-name="T10">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A stodgy stick-in-the-mud”.</text:span></text:p>
        <text:p text:style-name="P26">ELEMENTAL<text:span text:style-name="T16">ISM</text:span></text:p>
        <text:p text:style-name="P39">Gods in this world are the personification of the traditional four elements: Earth, Air, Fire, Water. They could either be faceless forces or actual personalities. If coupled with the Promiscous add-on you could create additional gods of Steam (Fire and Water), Lava(Fire and Earth), Ice (Water and Air), <text:s/><text:span text:style-name="T25">and Ooze (Earth and Water). If given persoinalities, clerics of opposing elements might not get along too well with each other, while clerics of adjacent elements might be capable of spectacular things if working in conjunction.</text:span></text:p>
        <text:p text:style-name="P29">EXISTING MYTHOLOGY</text:p>
        <text:p text:style-name="P12"><text:span text:style-name="T15">From a work standpoint, this theology is going to be the easiest</text:span>. <text:span text:style-name="T15">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text:soft-page-break/>What you need to realize is that while it is less work, you are trading your authority to some extent. <text:s/>Your players will be able to access the same sources as you, and will call you out on any “slips” or deviations you make from the source material.</text:p>
        <text:p text:style-name="P38">While you are of course the GM, and are the final say in the functioning of your world, having the world use Greek Mythology, for instance, and then having Apollo act like Ares, or having a cleric of Ares be a voice for Peace will strain the suspension of disbelief that is crucial to a good game session.</text:p>
        <text:p text:style-name="P35">ADD-ONS</text:p>
        <text:p text:style-name="P43">The following section is full of additional ideas you can add to any of the previous sections. They just add a little flavor to your campaign, and help give some structure to how things go in the game. For instance, the Morgansfort <text:span text:style-name="T21">TM </text:span><text:span text:style-name="T22"><text:s/>campaign has a deity called Tah, which is the only god in that world, the setting also makes use of (possibly)The Nemesis, Elaborate Established Church and Heretics (the reformed church).</text:span></text:p>
        <text:p text:style-name="P40">The Nemesis</text:p>
        <text:p text:style-name="P44">This add-on is very useful when you only have one or a few deities. <text:s/>Basically, the god(s) or goddess(es) is(are) good, the Nemesis is bad. You could even have a Nemesis counterpart for each of your deities. If you like, you can expand this option to include:</text:p>
        <text:p text:style-name="P42">The Balance</text:p>
        <text:p text:style-name="P44">This add-on really only makes sense when added with The Nemesis (an add-on to the add-on if you will). This would allow for there to be a balancer-god for the good and bad counterparts, ensuring that things don’t spiral out of control in the celestial realms.</text:p>
        <text:p text:style-name="P40">No Established Church</text:p>
        <text:p text:style-name="P45">With this add-on, clerics in your world just “get the call” directly from their deity. Priests might not exist, or else they get their calls directly as well. Perhaps each priest and cleric recruits a likely youth and makes them an apprentice (which would mean players would have to do so as well!<text:span text:style-name="T23">)</text:span>. Worship could be radically different from village to village or be exactly the same, depending upon how active you want your gods to be in the world.</text:p>
        <text:p text:style-name="P40">Elaborate Established Church</text:p>
        <text:p text:style-name="P46">This add-on is useful when you want your clerics to have an earthly support network. Churches in every major town and village can be sources of healing, holy water, and even missions. They can be sources of NPC help if needed, and a place to stay for clerics who are short on cash. Of course, the free room and board could come with the price of doing a few “services” for the local parish!</text:p>
        <text:p text:style-name="P40">Heretics</text:p>
        <text:p text:style-name="P46">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40">Promiscuous Gods</text:p>
        <text:p text:style-name="P47">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clerics and priests are all the sons and daughters of gods in some way, like descendants of demi-gods or something.</text:p>
        <text:p text:style-name="P41">Atheism</text:p>
        <text:p text:style-name="P47">Finally, we have this alternative for those players who, for one reason or another, want to play a cleric but don’t want it to be saddled with a fake religion. For these players, a cleric could be devoted to an ideal of some sort. The ideal doesn’t matter so much as that whatever ideal is adopted by the player, their character needs to actively pursue it in-game. This doesn’t mean they become a one-sided caricature. <text:span text:style-name="T24">It does mean that </text:span><text:soft-page-break/><text:span text:style-name="T24">when presented with the opportunity, (and you as the GM should make sure those opportunities occur) they should role-play their commitment to that ideal.</text:span></text:p>
      </text:section>
      <text:p text:style-name="P18"><text:toc-mark-start text:id="IMark457495192" text:outline-level="1"/>Open Game License<text:toc-mark-end text:id="IMark457495192"/></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57495192" text:main-entry="true"/>Role-Playing<text:alphabetical-index-mark-end text:id="IMark457495192"/>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5</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6</meta:editing-cycles>
    <meta:editing-duration>P2DT18H31M19S</meta:editing-duration>
    <dc:date>2018-11-25T18:34:12.693000000</dc:date>
    <meta:document-statistic meta:table-count="1" meta:image-count="0" meta:object-count="0" meta:page-count="5" meta:paragraph-count="91" meta:word-count="3240" meta:character-count="19339" meta:non-whitespace-character-count="16147"/>
    <meta:user-defined meta:name="Info 1"/>
    <meta:user-defined meta:name="Info 2"/>
    <meta:user-defined meta:name="Info 3"/>
    <meta:user-defined meta:name="Info 4"/>
  </office:meta>
</office:document-meta>
</file>